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255" officeooo:paragraph-rsid="0002a255"/>
    </style:style>
    <style:style style:name="P2" style:family="paragraph" style:parent-style-name="Standard">
      <style:text-properties officeooo:rsid="000816b8" officeooo:paragraph-rsid="000816b8"/>
    </style:style>
    <style:style style:name="P3" style:family="paragraph" style:parent-style-name="Standard" style:list-style-name="L1">
      <style:text-properties officeooo:rsid="0002a255" officeooo:paragraph-rsid="0002a255"/>
    </style:style>
    <style:style style:name="P4" style:family="paragraph" style:parent-style-name="Standard" style:list-style-name="L2">
      <style:text-properties officeooo:rsid="0002a255" officeooo:paragraph-rsid="0002a255"/>
    </style:style>
    <style:style style:name="P5" style:family="paragraph" style:parent-style-name="Standard" style:list-style-name="L2">
      <style:text-properties officeooo:rsid="0002a255" officeooo:paragraph-rsid="0005afb9"/>
    </style:style>
    <style:style style:name="T1" style:family="text">
      <style:text-properties officeooo:rsid="000436c3"/>
    </style:style>
    <style:style style:name="T2" style:family="text">
      <style:text-properties officeooo:rsid="0005b3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ifica di laboratorio fila A</text:p>
      <text:p text:style-name="P1"/>
      <text:list text:style-name="L1">
        <text:list-item>
          <text:p text:style-name="P3">Letto <text:span text:style-name="T1">i prezzo di una sciarpa</text:span>, dire se <text:span text:style-name="T1">è un prodotto economico (fino a 10 euro), regolare(superiore a 10 euro) o di lusso (superiore a 50 euro). </text:span></text:p>
        </text:list-item>
        <text:list-item>
          <text:p text:style-name="P3">Letti <text:span text:style-name="T1">n </text:span><text:s/>numeri <text:span text:style-name="T1">interi</text:span> <text:span text:style-name="T1">(3&lt;n&lt;14) </text:span>, <text:span text:style-name="T1">calcolare </text:span>la somma <text:span text:style-name="T1">dei valori pari</text:span>.</text:p>
        </text:list-item>
        <text:list-item>
          <text:p text:style-name="P3">Visualizzare l’ultima cifra di un numero <text:span text:style-name="T2">intero </text:span>inserito <text:span text:style-name="T1">se pari</text:span>.</text:p>
        </text:list-item>
        <text:list-item>
          <text:p text:style-name="P3">Stampare i multipli di 3 tra 1 e n inserito dall’utente, n&gt;3;</text:p>
        </text:list-item>
        <text:list-item>
          <text:p text:style-name="P3">Due numeri sono amici quando ciascuno di essi è uguale alla somma dei divisori propri</text:p>
          <text:p text:style-name="P3">dell'altro. Leggere due numeri e dire se sono amici. Verificare che 220 e 284 sono amici.</text:p>
        </text:list-item>
      </text:list>
      <text:p text:style-name="P1"/>
      <text:p text:style-name="P2">Creare il progetto Verifica_24_11_cognome_filaA</text:p>
      <text:p text:style-name="P2">Creare le classe Es1, Es2,...</text:p>
      <text:p text:style-name="P1"/>
      <text:p text:style-name="P1">Verifica di laboratorio fila B</text:p>
      <text:p text:style-name="P1"/>
      <text:list text:style-name="L2">
        <text:list-item>
          <text:p text:style-name="P4">Letta una temperatura dire se c’è freddo (&lt;10) fresco(tra 10 e minore di 20) caldo(tra 20 e 29) molto caldo (più di 29) . La temperatura non deve essere minore di -50 e maggiore di 50.</text:p>
        </text:list-item>
        <text:list-item>
          <text:p text:style-name="P4">Visualizzare l’ultima cifra di un numero inserito <text:span text:style-name="T1">se dispari</text:span>.</text:p>
        </text:list-item>
        <text:list-item>
          <text:p text:style-name="P4">Letti <text:span text:style-name="T1">n </text:span><text:s/>numeri <text:span text:style-name="T1">double (2&lt;n&lt;=10)</text:span>, restituirne il prodotto <text:span text:style-name="T1">dei valori positivi</text:span>.</text:p>
        </text:list-item>
        <text:list-item>
          <text:p text:style-name="P4">Stampare la tabellina del 21.</text:p>
        </text:list-item>
        <text:list-item>
          <text:p text:style-name="P5">Generare in modo casuale un numero tra 1 e 100</text:p>
          <text:p text:style-name="P5"><text:s/>int randomNumber = (int)(Math.random()*100);. L’utente ha 5 tentativi per indovinarlo. Se</text:p>
          <text:p text:style-name="P4">l’utente indovina, bisogna scrivere a video “Bravo, hai indovinato!” E il programma termina, altrimenti si danno indicazioni del tipo “Il numero da indovinare è più basso” oppure “Il numero da indovinare è più alto”. Se, al termine dei 5 tentativi, l’utente non ha indovinato, bisogna comunicare qual era il numero da indovinare.</text:p>
        </text:list-item>
      </text:list>
      <text:p text:style-name="P1"/>
      <text:p text:style-name="P2">Creare il progetto Verifica_24_11_cognome_filaB</text:p>
      <text:p text:style-name="P2">Creare le classe Es1, Es2,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07:53:59.312000000</meta:creation-date>
    <dc:date>2023-11-24T08:57:41.072000000</dc:date>
    <meta:editing-duration>PT18M20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9" meta:word-count="264" meta:character-count="1563" meta:non-whitespace-character-count="1324"/>
  </office:meta>
</office:document-meta>
</file>